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ce style:name="CiscoSans" svg:font-family="CiscoSans, Arial, sans-serif"/>
    <style:font-face style:name="OpenSymbol" svg:font-family="OpenSymbol"/>
    <style:font-face style:name="Roboto" svg:font-family="Roboto,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top="0cm" fo:margin-bottom="0cm" fo:line-height="138%" fo:text-align="justify" style:justify-single-word="false" style:writing-mode="lr-tb"/>
      <style:text-properties fo:font-variant="normal" fo:text-transform="none" fo:color="#000000" style:text-line-through-style="none" style:font-name="Verdana" fo:font-size="10.5pt" fo:font-style="normal" style:text-underline-style="none" fo:font-weight="normal" style:text-blinking="false" fo:background-color="transparent" style:font-size-asian="10.5pt" style:font-size-complex="10.5pt"/>
    </style:style>
    <style:style style:name="P2" style:family="paragraph" style:parent-style-name="Text_20_body">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Verdana" fo:font-size="10.5pt" fo:language="zxx" fo:country="none" fo:font-style="normal" style:text-underline-style="none" fo:font-weight="normal" style:text-blinking="false" fo:background-color="transparent" style:font-size-asian="10.5pt" style:language-asian="zxx" style:country-asian="none" style:font-size-complex="10.5pt" style:language-complex="zxx" style:country-complex="none"/>
    </style:style>
    <style:style style:name="P3" style:family="paragraph" style:parent-style-name="Text_20_body">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58585b" style:text-line-through-style="none" style:font-name="CiscoSans" fo:font-size="12pt" fo:letter-spacing="normal" fo:language="zxx" fo:country="none" fo:font-style="normal" style:text-underline-style="none" fo:font-weight="normal" style:text-blinking="false" fo:background-color="transparent" style:font-size-asian="10.5pt" style:language-asian="zxx" style:country-asian="none" style:font-size-complex="10.5pt" style:language-complex="zxx" style:country-complex="none"/>
    </style:style>
    <style:style style:name="P4" style:family="paragraph" style:parent-style-name="Text_20_body" style:master-page-name="">
      <style:paragraph-properties fo:margin-left="0cm" fo:margin-right="0cm" fo:margin-top="0cm" fo:margin-bottom="0cm" fo:line-height="138%" fo:text-align="justify" style:justify-single-word="false" fo:text-indent="1.402cm" style:auto-text-indent="false" style:page-number="auto" style:writing-mode="lr-tb"/>
      <style:text-properties fo:font-variant="normal" fo:text-transform="none" fo:color="#000000" style:text-line-through-style="none" style:font-name="Verdana" fo:font-size="10.5pt" fo:font-style="normal" style:text-underline-style="none" fo:font-weight="normal" style:text-blinking="false" fo:background-color="transparent" style:font-size-asian="10.5pt" style:font-size-complex="10.5pt"/>
    </style:style>
    <style:style style:name="P5" style:family="paragraph" style:parent-style-name="Text_20_body">
      <style:paragraph-properties fo:margin-left="0cm" fo:margin-right="0cm" fo:margin-top="0.318cm" fo:margin-bottom="0.318cm" fo:orphans="2" fo:widows="2" fo:text-indent="0cm" style:auto-text-indent="false" fo:padding="0cm" fo:border="none"/>
      <style:text-properties fo:font-variant="normal" fo:text-transform="none" fo:color="#58585b" style:font-name="CiscoSans" fo:font-size="10.5pt" fo:letter-spacing="normal" fo:font-style="normal" fo:font-weight="normal"/>
    </style:style>
    <style:style style:name="P6" style:family="paragraph" style:parent-style-name="Text_20_body">
      <style:paragraph-properties fo:margin-left="0cm" fo:margin-right="0cm" fo:margin-top="0.529cm" fo:margin-bottom="0.529cm" fo:text-align="start" style:justify-single-word="false" fo:orphans="2" fo:widows="2" fo:text-indent="0cm" style:auto-text-indent="false"/>
      <style:text-properties fo:font-variant="normal" fo:text-transform="none" fo:color="#58585b" style:font-name="CiscoSans" fo:font-size="12pt" fo:letter-spacing="normal" fo:font-style="normal" fo:font-weight="normal"/>
    </style:style>
    <style:style style:name="P7" style:family="paragraph" style:parent-style-name="Text_20_body">
      <style:paragraph-properties fo:margin-left="0cm" fo:margin-right="0cm" fo:margin-top="0.529cm" fo:margin-bottom="0.529cm" fo:text-align="start" style:justify-single-word="false" fo:orphans="2" fo:widows="2" fo:text-indent="0cm" style:auto-text-indent="false"/>
      <style:text-properties fo:font-variant="normal" fo:text-transform="none" fo:color="#58585b" fo:letter-spacing="normal"/>
    </style:style>
    <style:style style:name="P8" style:family="paragraph" style:parent-style-name="Text_20_body" style:list-style-name="L1">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Verdana" fo:font-size="10.5pt" fo:font-style="normal" style:text-underline-style="none" fo:font-weight="normal" style:text-blinking="false" fo:background-color="transparent" style:font-size-asian="10.5pt" style:font-size-complex="10.5pt"/>
    </style:style>
    <style:style style:name="P9" style:family="paragraph" style:parent-style-name="Text_20_body" style:list-style-name="L1">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000000" style:text-line-through-style="none" style:font-name="Verdana" fo:font-size="10.5pt" fo:language="zxx" fo:country="none" fo:font-style="normal" style:text-underline-style="none" fo:font-weight="normal" style:text-blinking="false" fo:background-color="transparent" style:font-size-asian="10.5pt" style:language-asian="zxx" style:country-asian="none" style:font-size-complex="10.5pt" style:language-complex="zxx" style:country-complex="none"/>
    </style:style>
    <style:style style:name="P10" style:family="paragraph" style:parent-style-name="Text_20_body">
      <style:paragraph-properties fo:margin-top="0cm" fo:margin-bottom="0cm" fo:line-height="138%" fo:text-align="justify" style:justify-single-word="false" fo:background-color="transparent" style:writing-mode="lr-tb">
        <style:background-image/>
      </style:paragraph-properties>
      <style:text-properties fo:font-variant="normal" fo:text-transform="none" fo:color="#58585b" style:font-name="CiscoSans" fo:font-size="12pt" fo:letter-spacing="normal" fo:font-style="normal" fo:font-weight="normal"/>
    </style:style>
    <style:style style:name="P11" style:family="paragraph" style:parent-style-name="Text_20_body" style:list-style-name="L1">
      <style:paragraph-properties fo:margin-top="0cm" fo:margin-bottom="0cm" fo:line-height="138%" fo:text-align="justify" style:justify-single-word="false" fo:background-color="transparent" style:writing-mode="lr-tb">
        <style:background-image/>
      </style:paragraph-properties>
    </style:style>
    <style:style style:name="P12" style:family="paragraph" style:parent-style-name="Text_20_body" style:list-style-name="L5">
      <style:paragraph-properties fo:margin-top="0cm" fo:margin-bottom="0cm" fo:text-align="start" style:justify-single-word="false" fo:orphans="2" fo:widows="2" fo:padding="0cm" fo:border="none"/>
      <style:text-properties fo:font-variant="normal" fo:text-transform="none" fo:color="#58585b" style:font-name="CiscoSans" fo:font-size="12pt" fo:letter-spacing="normal" fo:font-style="normal" fo:font-weight="normal"/>
    </style:style>
    <style:style style:name="P13" style:family="paragraph" style:parent-style-name="Text_20_body" style:list-style-name="L5">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58585b" style:font-name="CiscoSans" fo:font-size="12pt" fo:letter-spacing="normal" fo:font-style="normal" fo:font-weight="normal"/>
    </style:style>
    <style:style style:name="P14" style:family="paragraph" style:parent-style-name="Text_20_body" style:master-page-name="">
      <style:paragraph-properties fo:margin-left="0cm" fo:margin-right="0cm" fo:margin-top="0cm" fo:margin-bottom="0cm" fo:line-height="138%" fo:text-align="justify" style:justify-single-word="false" fo:text-indent="1.402cm" style:auto-text-indent="false" style:page-number="auto" style:writing-mode="lr-tb"/>
      <style:text-properties style:font-name="Verdana" fo:font-size="10.5pt" style:font-size-asian="10.5pt" style:font-size-complex="10.5pt"/>
    </style:style>
    <style:style style:name="P15" style:family="paragraph" style:parent-style-name="Text_20_body" style:master-page-name="">
      <style:paragraph-properties fo:margin-left="0cm" fo:margin-right="0cm" fo:margin-top="0cm" fo:margin-bottom="0cm" fo:line-height="138%" fo:text-align="justify" style:justify-single-word="false" fo:text-indent="1.402cm" style:auto-text-indent="false" style:page-number="auto" style:writing-mode="lr-tb"/>
      <style:text-properties fo:font-variant="normal" fo:text-transform="none" fo:color="#000000" style:text-line-through-style="none" style:font-name="Verdana" fo:font-size="10.5pt" fo:language="zxx" fo:country="none" fo:font-style="normal" style:text-underline-style="none" fo:font-weight="normal" style:text-blinking="false" fo:background-color="transparent" style:font-size-asian="10.5pt" style:language-asian="zxx" style:country-asian="none" style:font-size-complex="10.5pt" style:language-complex="zxx" style:country-complex="none"/>
    </style:style>
    <style:style style:name="P16" style:family="paragraph" style:parent-style-name="Text_20_body">
      <style:paragraph-properties fo:margin-left="0cm" fo:margin-right="0cm" fo:margin-top="0cm" fo:margin-bottom="0cm" fo:line-height="138%" fo:text-align="justify" style:justify-single-word="false" fo:text-indent="1.402cm" style:auto-text-indent="false" style:writing-mode="lr-tb"/>
      <style:text-properties fo:font-variant="normal" fo:text-transform="none" fo:color="#000000" style:text-line-through-style="none" style:font-name="Verdana" fo:font-size="10.5pt" fo:language="zxx" fo:country="none" fo:font-style="normal" style:text-underline-style="none" fo:font-weight="normal" style:text-blinking="false" fo:background-color="transparent" style:font-size-asian="10.5pt" style:language-asian="zxx" style:country-asian="none" style:font-size-complex="10.5pt" style:language-complex="zxx" style:country-complex="none"/>
    </style:style>
    <style:style style:name="P17" style:family="paragraph" style:parent-style-name="Text_20_body" style:master-page-name="">
      <style:paragraph-properties fo:margin-left="0cm" fo:margin-right="0cm" fo:margin-top="0cm" fo:margin-bottom="0cm" fo:line-height="138%" fo:text-align="justify" style:justify-single-word="false" fo:text-indent="1.402cm" style:auto-text-indent="false" style:page-number="auto" style:writing-mode="lr-tb"/>
    </style:style>
    <style:style style:name="P18" style:family="paragraph" style:parent-style-name="Standard" style:list-style-name="L1" style:master-page-name="">
      <style:paragraph-properties style:page-number="auto"/>
    </style:style>
    <style:style style:name="P19" style:family="paragraph" style:parent-style-name="Heading">
      <style:paragraph-properties fo:text-align="center" style:justify-single-word="false"/>
    </style:style>
    <style:style style:name="T1" style:family="text">
      <style:text-properties fo:font-variant="normal" fo:text-transform="none" fo:color="#000000" style:text-line-through-style="none" fo:language="zxx" fo:country="none" fo:font-style="normal" style:text-underline-style="none" fo:font-weight="normal" style:text-blinking="false" fo:background-color="transparent" style:language-asian="zxx" style:country-asian="none" style:language-complex="zxx" style:country-complex="none"/>
    </style:style>
    <style:style style:name="T2" style:family="text">
      <style:text-properties fo:font-variant="normal" fo:text-transform="none" fo:color="#000000" style:text-line-through-style="none" style:font-name="Verdana" fo:font-size="10.5pt" fo:language="zxx" fo:country="none" fo:font-style="normal" style:text-underline-style="none" fo:font-weight="normal" style:text-blinking="false" fo:background-color="transparent" style:font-size-asian="10.5pt" style:language-asian="zxx" style:country-asian="none" style:font-size-complex="10.5pt" style:language-complex="zxx" style:country-complex="none"/>
    </style:style>
    <style:style style:name="T3" style:family="text">
      <style:text-properties fo:font-variant="normal" fo:text-transform="none" fo:color="#000000" style:text-line-through-style="none" style:font-name="Verdana" fo:font-size="10.5pt" fo:language="es" fo:country="ES" fo:font-style="normal" style:text-underline-style="none" fo:font-weight="normal" style:text-blinking="false" fo:background-color="transparent" style:font-size-asian="10.5pt" style:language-asian="zxx" style:country-asian="none" style:font-size-complex="10.5pt" style:language-complex="zxx" style:country-complex="none"/>
    </style:style>
    <style:style style:name="T4" style:family="text">
      <style:text-properties fo:font-variant="normal" fo:text-transform="none" fo:color="#000000" style:text-line-through-style="none" style:font-name="Verdana" fo:font-size="10.5pt" fo:letter-spacing="normal" fo:language="zxx" fo:country="none" fo:font-style="normal" style:text-underline-style="none" fo:font-weight="normal" style:text-blinking="false" fo:background-color="transparent" style:font-size-asian="10.5pt" style:language-asian="zxx" style:country-asian="none" style:font-size-complex="10.5pt" style:language-complex="zxx" style:country-complex="none"/>
    </style:style>
    <style:style style:name="T5" style:family="text">
      <style:text-properties fo:font-variant="normal" fo:text-transform="none" fo:color="#000000" style:text-line-through-style="none" fo:language="es" fo:country="ES" fo:font-style="normal" style:text-underline-style="none" fo:font-weight="normal" style:text-blinking="false" fo:background-color="transparent" style:language-asian="zxx" style:country-asian="none" style:language-complex="zxx" style:country-complex="none"/>
    </style:style>
    <style:style style:name="T6" style:family="text">
      <style:text-properties fo:font-variant="normal" fo:text-transform="none" style:use-window-font-color="true" style:text-line-through-style="none" style:font-name="Verdana" fo:font-size="10.5pt" fo:font-style="normal" style:text-underline-style="none" fo:font-weight="normal" style:text-blinking="false" fo:background-color="transparent" style:font-size-asian="10.5pt" style:font-size-complex="10.5pt"/>
    </style:style>
    <style:style style:name="T7" style:family="text">
      <style:text-properties fo:font-variant="normal" fo:text-transform="none" style:use-window-font-color="true" style:text-line-through-style="none" style:font-name="Verdana" fo:font-size="10.5pt" fo:language="es" fo:country="ES" fo:font-style="normal" style:text-underline-style="none" fo:font-weight="normal" style:text-blinking="false" fo:background-color="transparent" style:font-size-asian="10.5pt" style:font-size-complex="10.5pt"/>
    </style:style>
    <style:style style:name="T8" style:family="text">
      <style:text-properties style:use-window-font-color="true"/>
    </style:style>
    <style:style style:name="T9" style:family="text">
      <style:text-properties fo:language="zxx" fo:country="none" style:language-asian="zxx" style:country-asian="none" style:language-complex="zxx" style:country-complex="none"/>
    </style:style>
    <style:style style:name="T10" style:family="text">
      <style:text-properties fo:language="es" fo:country="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text:bookmark text:name="docs-internal-guid-fe4c8db6-7fff-c63b-327c-8d040f173379"/>VPN (VIRTUAL PRIVATE NETWORK)</text:p>
      <text:p text:style-name="P4">Las VPNs son redes virtuales que utilizan Internet para desplegarse, de tal forma que se puede crear una red entre dispositivos que se encuentran físicamente en redes diferentes. El funcionamiento de esa red es a efectos prácticos como el de una LAN. </text:p>
      <text:p text:style-name="P14"><text:span text:style-name="T1">En una red VPN el tráfico viaja cifrado, como en SSH. Sin embargo, no hay que confundir VPN con SSH. Por un lado, SSH es punto a punto y sirve para tomar el control de una única máquina. Por su parte, </text:span><text:span text:style-name="T5">con </text:span><text:span text:style-name="T1">VPN un</text:span><text:span text:style-name="T5">o o varios</text:span><text:span text:style-name="T1"> </text:span><text:span text:style-name="T5">equipos pueden trabajar</text:span><text:span text:style-name="T1"> como si fuera</text:span><text:span text:style-name="T5">n</text:span><text:span text:style-name="T1"> parte de una LAN en la que no </text:span><text:span text:style-name="T5">están situados</text:span><text:span text:style-name="T1"> físicamente. Además, con VPN </text:span><text:span text:style-name="T5">las IPs de origen reales, privadas, viajan en el PDU en todo momento, aunque ocultas. </text:span><text:span text:style-name="T10">El</text:span> <text:span text:style-name="T1">potencial</text:span> de las VPNs es enorme:</text:p>
      <text:p text:style-name="P1"/>
      <text:list xml:id="list6045314845885721365" text:style-name="L1">
        <text:list-item>
          <text:p text:style-name="P8">Nos permite<text:span text:style-name="T10">n</text:span> conectar redes LAN remotas de manera exclusiva sin necesidad de tener un cable dedicado entre ellas, es decir, sin necesidad de una MacroLAN. Supongamos que tenemos una sede de nuestra empresa en Abando y otra en Zorrozaurre. Mediante VPN puedo conseguir que los trabajadores de la sede de Abando trabajen como si estuvieran en la de Zorrozaurre y/o viceversa. El ejemplo podría extenderse de tal manera que las sedes estuvieran mucho más alejadas: una en Nicaragua y otra en Grecia, por ejemplo. </text:p>
        </text:list-item>
        <text:list-item>
          <text:p text:style-name="P9">Nos permite<text:span text:style-name="T10">n</text:span> gestionar los privilegios y restricciones de la red virtual; por ejemplo, dar acceso específico a esa red virtual a una red (segmento) determinada de la empresa y a otras no. Esto se puede hacer mediante reglas de Firewall, por ejemplo. Supongamos que en una empresa hay 3 segmentos de red independientes: trabajadores, dirección y administración. Un empleado de la empresa podría conectarse a una red virtual (10.4.4.0/24, por ejemplo) desde su casa (IP de la tarjeta virtual del PC de su casa: 10.4.4.1, por ejemplo-). Puedo decirle al <text:span text:style-name="T10">firewall </text:span>que permita que las peticiones que lleguen desde la 10.4.4.1 puedan acceder sólo al segmento “trabajadores”. Así, ese empleado trabajaría desde casa como si estuviera en un equipo del segmento Trabajadores, pudiendo acceder a todos los <text:s/>de red del segmento, <text:span text:style-name="T10">pero no a los segmentos en los que no tiene privilegios</text:span>. Es decir, se puede decir que prácticamente estaría trabajando como si estuviera en la oficina. De hecho, así es como la mayoría de las empresas de telecomunicaciones ha organizado la manera de trabajar de sus empleados durante la pandemia provocada por el COVID-19. </text:p>
        </text:list-item>
      </text:list>
      <text:p text:style-name="P2"/>
      <text:p text:style-name="P15">Así, en cuanto a su funcionalidad, podemos hablar de dos tipos de VPNs:</text:p>
      <text:list xml:id="list40300003" text:continue-numbering="true" text:style-name="L1">
        <text:list-item>
          <text:p text:style-name="P11">VPNs <text:span text:style-name="T2">site-to-site: también conocidas como Router-to-Router, las VPNs site-to-site pueden ser basadas en intranet o en extranet. </text:span><text:span text:style-name="T3">L</text:span><text:span text:style-name="T2">as primeras se crean </text:span><text:span text:style-name="T3">dentro de las </text:span><text:span text:style-name="T2"><text:s/>organizaciones, </text:span><text:span text:style-name="T3">y </text:span><text:span text:style-name="T2">suele</text:span><text:span text:style-name="T3">n</text:span><text:span text:style-name="T2"> utilizarse en grandes compañías que quieren conectar las redes de sus oficinas de tal manera que estando en una de ellas se pueda trabajar como si se estuviera en otra; </text:span><text:span text:style-name="T3">es decir, se despliegan aprovechando la intranet de la </text:span><text:soft-page-break/><text:span text:style-name="T3">compañía</text:span><text:span text:style-name="T2">. </text:span><text:span text:style-name="T3">Las que son basadas en extranet funcionan de manera parecida, pero entre organizaciones diferentes, así que se despliegan en Internet. </text:span></text:p>
        </text:list-item>
        <text:list-item>
          <text:p text:style-name="P9">VPNs client-to-site: también conocidas como de acceso remoto. <text:span text:style-name="T10">Permiten que un cliente con unas credenciales determinadas se conecte mediante VPN a una red y trabaje en ella como si estuviera in situ, aprovechando todos sus recursos. En el caso del teletrabajo motivado por el COVID-19, éste suele ser el modelo utilizado para llevarlo a cabo. </text:span></text:p>
          <text:p text:style-name="P18"><text:span text:style-name="T2"/></text:p>
        </text:list-item>
      </text:list>
      <text:p text:style-name="P17"><text:span text:style-name="T2">Entre otros, </text:span><text:span text:style-name="T3">VPN</text:span><text:span text:style-name="T2"> puede usar el método IPSEC, </text:span><text:span text:style-name="T3">que es una </text:span><text:span text:style-name="T2"><text:s/></text:span><text:span text:style-name="T4">un conjunto de protocolos cuya función es asegurar las comunicaciones sobre IP</text:span><text:span text:style-name="T2">; este método se compone de varios protocolos: AH, ESP e ISAKMP. Cada uno de esos protocolos utiliza algoritmos de cifrado como: DES, 3DES e IDEA. También se utilizan algoritmos de HASH: MD5, SHA...</text:span></text:p>
      <text:p text:style-name="P16">IKE es uno de los medios para que dos extremos negocien cómo edificar las asociaciones IPSEC. Particularmente, ISAKMP <text:span text:style-name="T10">lo hace en dos fases: en la primera, se crea el primer tíunel, que debe proteger los mensajes de negociación posteriores; en la fase 2, se crea el túnel que deberá proteger los datos. </text:span></text:p>
      <text:p text:style-name="P10"/>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ce style:name="CiscoSans" svg:font-family="CiscoSans, Arial, sans-serif"/>
    <style:font-face style:name="OpenSymbol" svg:font-family="OpenSymbol"/>
    <style:font-face style:name="Roboto" svg:font-family="Roboto,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0H17M59S</meta:editing-duration>
    <meta:editing-cycles>14</meta:editing-cycles>
    <meta:generator>OpenOffice/4.1.7$Win32 OpenOffice.org_project/417m1$Build-9800</meta:generator>
    <dc:date>2020-05-18T20:07:15.71</dc:date>
    <meta:document-statistic meta:table-count="0" meta:image-count="0" meta:object-count="0" meta:page-count="2" meta:paragraph-count="10" meta:word-count="670" meta:character-count="3999"/>
    <meta:user-defined meta:name="Info 1"/>
    <meta:user-defined meta:name="Info 2"/>
    <meta:user-defined meta:name="Info 3"/>
    <meta:user-defined meta:name="Info 4"/>
  </office:meta>
</office:document-meta>
</file>